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2pt solid #000000" fo:border-right="2pt solid #000000"/>
    </style:style>
    <style:style style:name="ce3" style:family="table-cell" style:parent-style-name="Default" style:data-style-name="N0">
      <style:table-cell-properties fo:border-top="none" fo:border-bottom="none" fo:border-left="2pt solid #000000" fo:border-right="2pt solid #000000"/>
      <style:text-properties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/>
      <style:text-properties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8" style:family="table-cell" style:parent-style-name="Default" style:data-style-name="N0">
      <style:table-cell-properties fo:border-top="none" fo:border-bottom="2pt solid #000000" fo:border-left="thin solid #000000" fo:border-right="none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/>
    </style:style>
    <style:style style:name="ce10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5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2pt solid #000000" style:vertical-align="middle" style:repeat-content="false"/>
      <style:paragraph-properties fo:text-align="center"/>
      <style:text-properties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5304166666667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995208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7.2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default-cell-style-name="ce1"/>
        <table:table-column table:style-name="co3" table:number-columns-repeated="16374" table:default-cell-style-name="ce1"/>
        <table:table-row table:style-name="ro1">
          <table:table-cell office:value-type="string" table:number-columns-spanned="14" table:number-rows-spanned="1" table:style-name="ce17">
            <text:p>105學年度上學期僑生、港澳生及大陸地區來臺學生資料統計表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style-name="ce4"/>
          <table:table-cell office:value-type="string" table:number-columns-spanned="4" table:number-rows-spanned="1" table:style-name="ce10">
            <text:p>博士班</text:p>
          </table:table-cell>
          <table:covered-table-cell table:number-columns-repeated="3"/>
          <table:table-cell office:value-type="string" table:number-columns-spanned="4" table:number-rows-spanned="1" table:style-name="ce10">
            <text:p>碩士班</text:p>
          </table:table-cell>
          <table:covered-table-cell table:number-columns-repeated="3"/>
          <table:table-cell office:value-type="string" table:number-columns-spanned="4" table:number-rows-spanned="1" table:style-name="ce10">
            <text:p>學士班</text:p>
          </table:table-cell>
          <table:covered-table-cell table:number-columns-repeated="3"/>
          <table:table-cell office:value-type="string" table:number-columns-spanned="1" table:number-rows-spanned="2" table:style-name="ce16">
            <text:p>總計</text:p>
          </table:table-cell>
          <table:table-cell table:number-columns-repeated="16370"/>
        </table:table-row>
        <table:table-row table:style-name="ro2">
          <table:table-cell office:value-type="string" table:style-name="ce4">
            <text:p>單位</text:p>
          </table:table-cell>
          <table:table-cell office:value-type="string" table:style-name="ce4">
            <text:p>大陸地區來臺學生</text:p>
          </table:table-cell>
          <table:table-cell office:value-type="string" table:style-name="ce4">
            <text:p>港澳生</text:p>
          </table:table-cell>
          <table:table-cell office:value-type="string" table:style-name="ce4">
            <text:p>僑生</text:p>
          </table:table-cell>
          <table:table-cell office:value-type="string" table:style-name="ce4">
            <text:p>小計</text:p>
          </table:table-cell>
          <table:table-cell office:value-type="string" table:style-name="ce4">
            <text:p>大陸地區來臺學生</text:p>
          </table:table-cell>
          <table:table-cell office:value-type="string" table:style-name="ce4">
            <text:p>港澳生</text:p>
          </table:table-cell>
          <table:table-cell office:value-type="string" table:style-name="ce4">
            <text:p>僑生</text:p>
          </table:table-cell>
          <table:table-cell office:value-type="string" table:style-name="ce4">
            <text:p>小計</text:p>
          </table:table-cell>
          <table:table-cell office:value-type="string" table:style-name="ce4">
            <text:p>大陸地區來臺學生</text:p>
          </table:table-cell>
          <table:table-cell office:value-type="string" table:style-name="ce4">
            <text:p>港澳生</text:p>
          </table:table-cell>
          <table:table-cell office:value-type="string" table:style-name="ce4">
            <text:p>僑生</text:p>
          </table:table-cell>
          <table:table-cell office:value-type="string" table:style-name="ce4">
            <text:p>小計</text:p>
          </table:table-cell>
          <table:covered-table-cell/>
          <table:table-cell table:number-columns-repeated="16370"/>
        </table:table-row>
        <table:table-row table:style-name="ro3">
          <table:table-cell office:value-type="string" table:style-name="ce6">
            <text:p>人文社會學系</text:p>
          </table:table-cell>
          <table:table-cell table:number-columns-repeated="9" table:style-name="ce2"/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6" table:style-name="ce2">
            <text:p>6</text:p>
          </table:table-cell>
          <table:table-cell office:value-type="float" office:value="6" table:style-name="ce3">
            <text:p>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人文社會學系族群與文化碩士班</text:p>
          </table:table-cell>
          <table:table-cell table:number-columns-repeated="4" table:style-name="ce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土木工程學系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9" table:style-name="ce2">
            <text:p>9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office:value-type="float" office:value="35" table:style-name="ce3">
            <text:p>3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工業工程與管理學系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3">
            <text:p>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分子醫學與生物工程研究所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外國語文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6" table:style-name="ce2">
            <text:p>6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3">
            <text:p>1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生物科技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3">
            <text:p>1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光電工程學系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5" table:style-name="ce2">
            <text:p>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3">
            <text:p>1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多媒體工程研究所</text:p>
          </table:table-cell>
          <table:table-cell table:number-columns-repeated="4"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7" table:style-name="ce2">
            <text:p>7</text:p>
          </table:table-cell>
          <table:table-cell table:number-columns-repeated="4" table:style-name="ce2"/>
          <table:table-cell office:value-type="float" office:value="7" table:style-name="ce3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材料科學與工程學系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style-name="ce2"/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3">
            <text:p>1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亞際文化研究國際碩士學位學程(台灣聯合大學系統)</text:p>
          </table:table-cell>
          <table:table-cell table:number-columns-repeated="6"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奈米科學及工程學士學位學程</text:p>
          </table:table-cell>
          <table:table-cell table:number-columns-repeated="10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物理研究所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社會與文化研究所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number-columns-repeated="4" table:style-name="ce2"/>
          <table:table-cell office:value-type="float" office:value="13" table:style-name="ce3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科技法律研究所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科技管理研究所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音樂研究所</text:p>
          </table:table-cell>
          <table:table-cell table:number-columns-repeated="4" table:style-name="ce2"/>
          <table:table-cell office:value-type="float" office:value="5" table:style-name="ce2">
            <text:p>5</text:p>
          </table:table-cell>
          <table:table-cell table:number-columns-repeated="2" table:style-name="ce2"/>
          <table:table-cell office:value-type="float" office:value="5" table:style-name="ce2">
            <text:p>5</text:p>
          </table:table-cell>
          <table:table-cell table:number-columns-repeated="4" table:style-name="ce2"/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教育研究所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number-columns-repeated="4" table:style-name="ce2"/>
          <table:table-cell office:value-type="float" office:value="2" table:style-name="ce3">
            <text:p>2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傳播研究所</text:p>
          </table:table-cell>
          <table:table-cell table:number-columns-repeated="4" table:style-name="ce2"/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table:number-columns-repeated="4" table:style-name="ce2"/>
          <table:table-cell office:value-type="float" office:value="8" table:style-name="ce3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傳播與科技學系</text:p>
          </table:table-cell>
          <table:table-cell table:number-columns-repeated="9" table:style-name="ce2"/>
          <table:table-cell office:value-type="float" office:value="5" table:style-name="ce2">
            <text:p>5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3">
            <text:p>1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工程學系</text:p>
          </table:table-cell>
          <table:table-cell table:number-columns-repeated="9" table:style-name="ce2"/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56" table:style-name="ce2">
            <text:p>56</text:p>
          </table:table-cell>
          <table:table-cell office:value-type="float" office:value="56" table:style-name="ce3">
            <text:p>56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科學與工程研究所</text:p>
          </table:table-cell>
          <table:table-cell office:value-type="float" office:value="3" table:style-name="ce2">
            <text:p>3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5" table:style-name="ce2">
            <text:p>15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24" table:style-name="ce2">
            <text:p>24</text:p>
          </table:table-cell>
          <table:table-cell table:number-columns-repeated="4" table:style-name="ce2"/>
          <table:table-cell office:value-type="float" office:value="28" table:style-name="ce3">
            <text:p>2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7" table:style-name="ce2">
            <text:p>7</text:p>
          </table:table-cell>
          <table:table-cell table:style-name="ce2"/>
          <table:table-cell office:value-type="float" office:value="7" table:style-name="ce2">
            <text:p>7</text:p>
          </table:table-cell>
          <table:table-cell office:value-type="float" office:value="9" table:style-name="ce3">
            <text:p>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財務金融組</text:p>
          </table:table-cell>
          <table:table-cell table:number-columns-repeated="8" table:style-name="ce2"/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財務金融博士班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8" table:style-name="ce2"/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財務金融碩士班</text:p>
          </table:table-cell>
          <table:table-cell table:number-columns-repeated="4" table:style-name="ce2"/>
          <table:table-cell office:value-type="float" office:value="9" table:style-name="ce2">
            <text:p>9</text:p>
          </table:table-cell>
          <table:table-cell table:number-columns-repeated="2" table:style-name="ce2"/>
          <table:table-cell office:value-type="float" office:value="9" table:style-name="ce2">
            <text:p>9</text:p>
          </table:table-cell>
          <table:table-cell table:number-columns-repeated="4" table:style-name="ce2"/>
          <table:table-cell office:value-type="float" office:value="9" table:style-name="ce3">
            <text:p>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資訊管理組</text:p>
          </table:table-cell>
          <table:table-cell table:number-columns-repeated="8" table:style-name="ce2"/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資訊管理博士班</text:p>
          </table:table-cell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8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資訊管理與財務金融學系資訊管理碩士班</text:p>
          </table:table-cell>
          <table:table-cell table:number-columns-repeated="4" table:style-name="ce2"/>
          <table:table-cell office:value-type="float" office:value="8" table:style-name="ce2">
            <text:p>8</text:p>
          </table:table-cell>
          <table:table-cell table:number-columns-repeated="2" table:style-name="ce2"/>
          <table:table-cell office:value-type="float" office:value="8" table:style-name="ce2">
            <text:p>8</text:p>
          </table:table-cell>
          <table:table-cell table:number-columns-repeated="4" table:style-name="ce2"/>
          <table:table-cell office:value-type="float" office:value="8" table:style-name="ce3">
            <text:p>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運輸與物流管理學系</text:p>
          </table:table-cell>
          <table:table-cell table:number-columns-repeated="5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4" table:style-name="ce2">
            <text:p>4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3">
            <text:p>2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運輸與物流管理學系物流管理碩士班</text:p>
          </table:table-cell>
          <table:table-cell table:number-columns-repeated="4" table:style-name="ce2"/>
          <table:table-cell office:value-type="float" office:value="1" table:style-name="ce2">
            <text:p>1</text:p>
          </table:table-cell>
          <table:table-cell table:number-columns-repeated="2" table:style-name="ce2"/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電子工程學系</text:p>
          </table:table-cell>
          <table:table-cell table:number-columns-repeated="8" table:style-name="ce2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3">
            <text:p>1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電子物理學系</text:p>
          </table:table-cell>
          <table:table-cell table:number-columns-repeated="9" table:style-name="ce2"/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3">
            <text:p>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電子研究所</text:p>
          </table:table-cell>
          <table:table-cell office:value-type="float" office:value="4" table:style-name="ce2">
            <text:p>4</text:p>
          </table:table-cell>
          <table:table-cell table:number-columns-repeated="2" table:style-name="ce2"/>
          <table:table-cell office:value-type="float" office:value="4" table:style-name="ce2">
            <text:p>4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table:number-columns-repeated="4" table:style-name="ce2"/>
          <table:table-cell office:value-type="float" office:value="15" table:style-name="ce3">
            <text:p>15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電信工程研究所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office:value-type="float" office:value="7" table:style-name="ce3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電控工程研究所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3" table:style-name="ce2">
            <text:p>3</text:p>
          </table:table-cell>
          <table:table-cell office:value-type="float" office:value="5" table:style-name="ce2">
            <text:p>5</text:p>
          </table:table-cell>
          <table:table-cell table:number-columns-repeated="4" table:style-name="ce2"/>
          <table:table-cell office:value-type="float" office:value="7" table:style-name="ce3">
            <text:p>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電機工程學系</text:p>
          </table:table-cell>
          <table:table-cell table:number-columns-repeated="4" table:style-name="ce2"/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38" table:style-name="ce2">
            <text:p>38</text:p>
          </table:table-cell>
          <table:table-cell office:value-type="float" office:value="25" table:style-name="ce2">
            <text:p>25</text:p>
          </table:table-cell>
          <table:table-cell office:value-type="float" office:value="65" table:style-name="ce2">
            <text:p>65</text:p>
          </table:table-cell>
          <table:table-cell office:value-type="float" office:value="79" table:style-name="ce3">
            <text:p>79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管理科學系</text:p>
          </table:table-cell>
          <table:table-cell table:number-columns-repeated="4" table:style-name="ce2"/>
          <table:table-cell office:value-type="float" office:value="4" table:style-name="ce2">
            <text:p>4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3">
            <text:p>17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管理學院企業管理碩士學位學程</text:p>
          </table:table-cell>
          <table:table-cell table:number-columns-repeated="6" table:style-name="ce2"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4" table:style-name="ce2"/>
          <table:table-cell office:value-type="float" office:value="1" table:style-name="ce3">
            <text:p>1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網路工程研究所</text:p>
          </table:table-cell>
          <table:table-cell table:number-columns-repeated="4" table:style-name="ce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table:number-columns-repeated="4" table:style-name="ce2"/>
          <table:table-cell office:value-type="float" office:value="4" table:style-name="ce3">
            <text:p>4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機械工程學系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style-name="ce2"/>
          <table:table-cell office:value-type="float" office:value="5" table:style-name="ce2">
            <text:p>5</text:p>
          </table:table-cell>
          <table:table-cell table:style-name="ce2"/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3">
            <text:p>20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應用化學系</text:p>
          </table:table-cell>
          <table:table-cell table:number-columns-repeated="9" table:style-name="ce2"/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3">
            <text:p>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應用數學系</text:p>
          </table:table-cell>
          <table:table-cell table:number-columns-repeated="5"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" table:style-name="ce2">
            <text:p>1</text:p>
          </table:table-cell>
          <table:table-cell table:style-name="ce2"/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3">
            <text:p>18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應用藝術研究所</text:p>
          </table:table-cell>
          <table:table-cell table:number-columns-repeated="4" table:style-name="ce2"/>
          <table:table-cell office:value-type="float" office:value="11" table:style-name="ce2">
            <text:p>11</text:p>
          </table:table-cell>
          <table:table-cell table:style-name="ce2"/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table:number-columns-repeated="4" table:style-name="ce2"/>
          <table:table-cell office:value-type="float" office:value="13" table:style-name="ce3">
            <text:p>13</text:p>
          </table:table-cell>
          <table:table-cell table:number-columns-repeated="16370"/>
        </table:table-row>
        <table:table-row table:style-name="ro3">
          <table:table-cell office:value-type="string" table:style-name="ce7">
            <text:p>環境工程研究所</text:p>
          </table:table-cell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table:number-columns-repeated="2" table:style-name="ce2"/>
          <table:table-cell office:value-type="float" office:value="3" table:style-name="ce2">
            <text:p>3</text:p>
          </table:table-cell>
          <table:table-cell table:number-columns-repeated="4" table:style-name="ce2"/>
          <table:table-cell office:value-type="float" office:value="5" table:style-name="ce3">
            <text:p>5</text:p>
          </table:table-cell>
          <table:table-cell table:number-columns-repeated="16370"/>
        </table:table-row>
        <table:table-row table:style-name="ro2">
          <table:table-cell office:value-type="string" table:style-name="ce8">
            <text:p>顯示科技研究所</text:p>
          </table:table-cell>
          <table:table-cell table:number-columns-repeated="4" table:style-name="ce9"/>
          <table:table-cell office:value-type="float" office:value="1" table:style-name="ce9">
            <text:p>1</text:p>
          </table:table-cell>
          <table:table-cell table:number-columns-repeated="2" table:style-name="ce9"/>
          <table:table-cell office:value-type="float" office:value="1" table:style-name="ce9">
            <text:p>1</text:p>
          </table:table-cell>
          <table:table-cell table:number-columns-repeated="4" table:style-name="ce9"/>
          <table:table-cell office:value-type="float" office:value="1" table:style-name="ce5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總計</text:p>
          </table:table-cell>
          <table:table-cell office:value-type="float" office:value="24" table:style-name="ce5">
            <text:p>2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31" table:style-name="ce5">
            <text:p>31</text:p>
          </table:table-cell>
          <table:table-cell office:value-type="float" office:value="118" table:style-name="ce5">
            <text:p>118</text:p>
          </table:table-cell>
          <table:table-cell office:value-type="float" office:value="21" table:style-name="ce5">
            <text:p>21</text:p>
          </table:table-cell>
          <table:table-cell office:value-type="float" office:value="34" table:style-name="ce5">
            <text:p>34</text:p>
          </table:table-cell>
          <table:table-cell office:value-type="float" office:value="173" table:style-name="ce5">
            <text:p>173</text:p>
          </table:table-cell>
          <table:table-cell office:value-type="float" office:value="15" table:style-name="ce5">
            <text:p>15</text:p>
          </table:table-cell>
          <table:table-cell office:value-type="float" office:value="150" table:style-name="ce5">
            <text:p>150</text:p>
          </table:table-cell>
          <table:table-cell office:value-type="float" office:value="175" table:style-name="ce5">
            <text:p>175</text:p>
          </table:table-cell>
          <table:table-cell office:value-type="float" office:value="340" table:style-name="ce5">
            <text:p>340</text:p>
          </table:table-cell>
          <table:table-cell office:value-type="float" office:value="544" table:style-name="ce5">
            <text:p>544</text:p>
          </table:table-cell>
          <table:table-cell table:number-columns-repeated="16370"/>
        </table:table-row>
        <table:table-row table:number-rows-repeated="104852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15748031496063in" fo:margin-bottom="0.15748031496063in" fo:margin-left="0.236220472440945in" fo:margin-right="0.236220472440945in" style:print-orientation="landscape" style:print-page-order="ttb" style:first-page-number="continue" style:scale-to="72%" style:table-centering="horizontal" style:print="objects charts drawings"/>
      <style:header-style>
        <style:header-footer-properties fo:min-height="0in" fo:margin-left="0.236220472440945in" fo:margin-right="0.236220472440945in" fo:margin-bottom="0in"/>
      </style:header-style>
      <style:footer-style>
        <style:header-footer-properties fo:min-height="0in" fo:margin-left="0.236220472440945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06-09-16T00:00:00Z</meta:creation-date>
    <dc:date>2017-12-15T06:59:44Z</dc:date>
  </office:meta>
</office:document-meta>
</file>